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3" draw:id="id3" draw:layer="layout" svg:width="2.286cm" svg:height="1.016cm" svg:x="2.143cm" svg:y="2.651cm">
          <draw:text-box>
            <text:p>ready</text:p>
          </draw:text-box>
        </draw:frame>
        <draw:frame draw:style-name="gr2" xml:id="id1" draw:id="id1" draw:layer="layout" svg:width="4.699cm" svg:height="1.27cm" svg:x="1cm" svg:y="4.81cm">
          <draw:text-box>
            <text:p>loadGame</text:p>
          </draw:text-box>
        </draw:frame>
        <draw:frame draw:style-name="gr3" xml:id="id2" draw:id="id2" draw:layer="layout" svg:width="3.177cm" svg:height="0.962cm" svg:x="1.716cm" svg:y="6.96cm">
          <draw:text-box>
            <text:p>parseXml</text:p>
          </draw:text-box>
        </draw:frame>
        <draw:connector draw:style-name="gr4" draw:text-style-name="P1" draw:layer="layout" draw:type="line" svg:x1="3.349cm" svg:y1="6.08cm" svg:x2="3.304cm" svg:y2="6.96cm" draw:start-shape="id1" draw:start-glue-point="2" draw:end-shape="id2" draw:end-glue-point="0" svg:d="M3349 6080l-45 880" svg:viewBox="0 0 46 881">
          <text:p/>
        </draw:connector>
        <draw:connector draw:style-name="gr4" draw:text-style-name="P1" draw:layer="layout" draw:type="line" svg:x1="3.286cm" svg:y1="3.667cm" svg:x2="3.349cm" svg:y2="4.81cm" draw:start-shape="id3" draw:start-glue-point="2" draw:end-shape="id1" draw:end-glue-point="0" svg:d="M3286 3667l63 1143" svg:viewBox="0 0 64 1144">
          <text:p/>
        </draw:connector>
        <draw:frame draw:style-name="gr3" xml:id="id4" draw:id="id4" draw:layer="layout" svg:width="1.738cm" svg:height="0.962cm" svg:x="2.524cm" svg:y="9.182cm">
          <draw:text-box>
            <text:p>start</text:p>
          </draw:text-box>
        </draw:frame>
        <draw:connector draw:style-name="gr4" draw:text-style-name="P1" draw:layer="layout" draw:type="line" svg:x1="3.304cm" svg:y1="7.922cm" svg:x2="3.393cm" svg:y2="9.182cm" draw:start-shape="id2" draw:start-glue-point="2" draw:end-shape="id4" draw:end-glue-point="0" svg:d="M3304 7922l89 1260" svg:viewBox="0 0 90 12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3:17:43.993716257</meta:creation-date>
    <dc:date>2016-03-30T14:16:01.943252846</dc:date>
    <meta:editing-duration>PT43M7S</meta:editing-duration>
    <meta:editing-cycles>1</meta:editing-cycles>
    <meta:document-statistic meta:object-count="7"/>
    <meta:generator>LibreOffice/4.2.8.2$Linux_X86_64 LibreOffice_project/420m0$Build-2</meta:generator>
  </office:meta>
</office:document-meta>
</file>